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0ba075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Times New Roman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style:font-name="Times New Roman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style:font-name="Times New Roman" officeooo:rsid="00100485"/>
    </style:style>
    <style:style style:name="P8" style:family="paragraph" style:parent-style-name="Standard" style:list-style-name="L4">
      <style:paragraph-properties fo:line-height="150%" fo:text-align="justify" style:justify-single-word="false"/>
      <style:text-properties officeooo:rsid="00183968" officeooo:paragraph-rsid="00183968"/>
    </style:style>
    <style:style style:name="T1" style:family="text">
      <style:text-properties officeooo:rsid="00059e44"/>
    </style:style>
    <style:style style:name="T2" style:family="text">
      <style:text-properties officeooo:rsid="0006824e"/>
    </style:style>
    <style:style style:name="T3" style:family="text">
      <style:text-properties officeooo:rsid="000a25a7"/>
    </style:style>
    <style:style style:name="T4" style:family="text">
      <style:text-properties officeooo:rsid="000ba075"/>
    </style:style>
    <style:style style:name="T5" style:family="text">
      <style:text-properties officeooo:rsid="000cfa68"/>
    </style:style>
    <style:style style:name="T6" style:family="text">
      <style:text-properties officeooo:rsid="000900c9"/>
    </style:style>
    <style:style style:name="T7" style:family="text">
      <style:text-properties officeooo:rsid="0011b118"/>
    </style:style>
    <style:style style:name="T8" style:family="text">
      <style:text-properties officeooo:rsid="0011e714"/>
    </style:style>
    <style:style style:name="T9" style:family="text">
      <style:text-properties style:font-name="Times New Roman"/>
    </style:style>
    <style:style style:name="T10" style:family="text">
      <style:text-properties style:font-name="Times New Roman" officeooo:rsid="000ba075"/>
    </style:style>
    <style:style style:name="T11" style:family="text">
      <style:text-properties style:font-name="Times New Roman" officeooo:rsid="0011e714"/>
    </style:style>
    <style:style style:name="T12" style:family="text">
      <style:text-properties officeooo:rsid="001882ca"/>
    </style:style>
    <style:style style:name="T13" style:family="text">
      <style:text-properties officeooo:rsid="0018e7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iculdades identificadas depois do questionário, aplicado na TI e CRS. </text:p>
      <text:list xml:id="list6050070370638725483" text:style-name="L1">
        <text:list-item>
          <text:p text:style-name="P4">Contato só existe quando abrem-se chamados;</text:p>
        </text:list-item>
        <text:list-item>
          <text:p text:style-name="P4">Ops desconhece metodologias e ferramentas q o Dev utiliza;</text:p>
        </text:list-item>
        <text:list-item>
          <text:p text:style-name="P4">Dev desconhece também o papel do Ops;</text:p>
        </text:list-item>
        <text:list-item>
          <text:p text:style-name="P4">Os dois fatores acima causam as diferenças nos ambientes;</text:p>
        </text:list-item>
        <text:list-item>
          <text:p text:style-name="P4">Em poucos casos o Dev e Ops decidem os projetos juntos;</text:p>
        </text:list-item>
        <text:list-item>
          <text:p text:style-name="P4">Monitoramento da aplicação não é <text:span text:style-name="T6">feito;</text:span></text:p>
        </text:list-item>
      </text:list>
      <text:p text:style-name="P1"/>
      <text:p text:style-name="P1">Sequencia de etapas a serem descritas no projeto:</text:p>
      <text:list xml:id="list8942340410142709075" text:style-name="L2">
        <text:list-item>
          <text:p text:style-name="P5">Elaboração do questionário sobre DevOps para aplicar no CRS e TI da uno e também para empresas de desenvolvimento da região;</text:p>
        </text:list-item>
        <text:list-item>
          <text:p text:style-name="P5">Levantamentos das dificuldades existentes entre a TI da Uno e o CRS;</text:p>
        </text:list-item>
        <text:list-item>
          <text:p text:style-name="P5">Levantamento dos dados do questionário das empresa<text:span text:style-name="T3">s;</text:span></text:p>
        </text:list-item>
        <text:list-item>
          <text:p text:style-name="P5">Escolha, teste e aplicação de uma ferramenta de monitoramento para a equipes de desenvolvimento;</text:p>
        </text:list-item>
        <text:list-item>
          <text:p text:style-name="P5">Identificação das diferenças entre os ambientes, para depois escolher uma ferramentas (docke<text:span text:style-name="T2">r);</text:span></text:p>
        </text:list-item>
        <text:list-item>
          <text:p text:style-name="P5">Deixar Devs com entendimento sobre como funciona o Ops e vice-versa, apresentando a Proposta do DevOps <text:span text:style-name="T1">e seus conceitos;</text:span></text:p>
        </text:list-item>
      </text:list>
      <text:p text:style-name="P1"/>
      <text:p text:style-name="P1"><text:span text:style-name="T5">Tópicos</text:span> na Monografia <text:span text:style-name="T12">II</text:span>:</text:p>
      <text:list xml:id="list6507747816730482736" text:style-name="L3">
        <text:list-item>
          <text:p text:style-name="P6">Levantamento e analise de dados sobre DevOps no CRS/TI Unochapecó e empresas da região;</text:p>
        </text:list-item>
      </text:list>
      <text:p text:style-name="P1"><text:tab/><text:tab/>- Aplicação do <text:span text:style-name="T5">questionário</text:span> no CRS/TI Unochapecó;</text:p>
      <text:p text:style-name="P1"><text:tab/><text:tab/>- <text:span text:style-name="T4">L</text:span>evantamento do<text:span text:style-name="T4">s dados do</text:span> <text:span text:style-name="T8">questionário</text:span> <text:span text:style-name="T7">sobre o entendimento de DevOps</text:span> <text:span text:style-name="T4">para <text:tab/><text:tab/>empresas da região;</text:span></text:p>
      <text:p text:style-name="P1"><text:tab/><text:tab/>- <text:span text:style-name="T8">Identificação dos problemas enfrentados entre </text:span>CRS <text:span text:style-name="T8">e </text:span>TI <text:span text:style-name="T8">da</text:span> Unochapecó;</text:p>
      <text:list xml:id="list6568868479173055518" text:style-name="L4">
        <text:list-item>
          <text:p text:style-name="P8"><text:span text:style-name="T10">A</text:span><text:span text:style-name="T9">plicação do DevOps no CRS e TI da Unochapecó</text:span></text:p>
        </text:list-item>
      </text:list>
      <text:p text:style-name="P3"><text:span text:style-name="T10"><text:tab/><text:tab/>- Aplicação dos conceitos para </text:span><text:span text:style-name="T9">CRS </text:span><text:span text:style-name="T11">e </text:span><text:span text:style-name="T9">TI </text:span><text:span text:style-name="T11">da</text:span><text:span text:style-name="T9"> Unochapecó </text:span><text:span text:style-name="T10">sobre o DevOps;</text:span></text:p>
      <text:p text:style-name="P2"><text:tab/><text:tab/>- Aplicação da ferramenta de Monitoramento New Relic no CRS;</text:p>
      <text:p text:style-name="P2"><text:tab/><text:tab/>- Aplicação da ferramenta Docker para provisionamento entre os ambientes;</text:p>
      <text:list xml:id="list214850163228854" text:continue-numbering="true" text:style-name="L4">
        <text:list-item>
          <text:list>
            <text:list-item>
              <text:list>
                <text:list-header>
                  <text:p text:style-name="P7">- Gerenciamento de pacotes das aplicações;</text:p>
                </text:list-header>
              </text:list>
            </text:list-item>
          </text:list>
        </text:list-item>
        <text:list-item>
          <text:p text:style-name="P7">Levantamento d<text:span text:style-name="T13">os</text:span> resultados conquistados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21:48:49.541930376</dc:date>
    <meta:editing-duration>PT1H48M49S</meta:editing-duration>
    <meta:editing-cycles>25</meta:editing-cycles>
    <meta:generator>LibreOffice/4.4.2.2$Linux_X86_64 LibreOffice_project/40m0$Build-2</meta:generator>
    <meta:document-statistic meta:table-count="0" meta:image-count="0" meta:object-count="0" meta:page-count="1" meta:paragraph-count="25" meta:word-count="270" meta:character-count="1654" meta:non-whitespace-character-count="1410"/>
  </office:meta>
</office:document-meta>
</file>